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75cm"/>
    </style:style>
    <style:style style:name="P1" style:family="paragraph">
      <style:paragraph-properties fo:text-align="center"/>
      <style:text-properties fo:color="#ffffff" fo:font-size="14pt" style:font-size-asian="18pt" style:font-size-complex="18pt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cm" draw:transform="rotate (-1.57079632679579) translate (1.3cm 0.1cm)">
          <text:p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875cm" svg:height="0.963cm" svg:x="0.125cm" svg:y="0.2cm">
          <draw:text-box>
            <text:p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5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Gasser</meta:initial-creator>
    <meta:creation-date>2018-11-03T16:25:54.19</meta:creation-date>
    <meta:editing-cycles>3</meta:editing-cycles>
    <meta:editing-duration>PT26M35S</meta:editing-duration>
    <dc:date>2018-11-04T11:23:34.77</dc:date>
    <dc:creator>Dirk Gasser</dc:creator>
    <meta:generator>OpenOffice/4.1.5$Win32 OpenOffice.org_project/415m1$Build-9789</meta:generator>
    <meta:document-statistic meta:object-count="2"/>
  </office:meta>
</office:document-meta>
</file>